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3T13:09:40.299307316</dc:date>
    <meta:editing-duration>P2DT2H19M36S</meta:editing-duration>
    <meta:editing-cycles>344</meta:editing-cycles>
    <meta:generator>LibreOffice/4.2.7.2$Linux_X86_64 LibreOffice_project/420m0$Build-2</meta:generator>
    <meta:document-statistic meta:table-count="8" meta:image-count="0" meta:object-count="0" meta:page-count="1" meta:paragraph-count="79" meta:word-count="322" meta:character-count="1795" meta:non-whitespace-character-count="1705"/>
  </office:meta>
</office:document-meta>
</file>